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6FDD78A99758373C5A.png" manifest:media-type="image/png"/>
  <manifest:file-entry manifest:full-path="Pictures/10000901000015F000000B77E0595263AC1DDC4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575cm" fo:min-width="1.9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5cm" fo:min-width="1.6cm"/>
    </style:style>
    <style:style style:name="gr3" style:family="graphic" style:parent-style-name="standard">
      <style:graphic-properties draw:fill="solid" draw:fill-color="#f8dc75" draw:textarea-horizontal-align="justify" draw:textarea-vertical-align="middle" draw:auto-grow-height="false" fo:min-height="2.575cm" fo:min-width="1.901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6cm" fo:min-width="0cm"/>
    </style:style>
    <style:style style:name="gr5" style:family="graphic" style:parent-style-name="standard">
      <style:graphic-properties draw:fill="solid" draw:fill-color="#d2a41f" draw:textarea-horizontal-align="justify" draw:textarea-vertical-align="middle" draw:auto-grow-height="false" fo:min-height="2.575cm" fo:min-width="1.901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5cm" fo:min-width="1.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0pt" fo:font-weight="normal" style:font-size-asian="18pt" style:font-weight-asian="normal" style:font-size-complex="18pt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size="20pt" fo:font-weight="normal" style:font-size-asian="18pt" style:font-weight-asian="normal" style:font-size-complex="18pt" style:font-weight-complex="normal"/>
    </style:style>
    <style:style style:name="T4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3.2cm" svg:x="2.4cm" svg:y="5.9cm">
          <text:p text:style-name="P1"><text:span text:style-name="T1">Plain</text:span><text:span text:style-name="T1"><text:line-break/></text:span><text:span text:style-name="T1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8cm" svg:height="1cm" svg:x="5.6cm" svg:y="6.9cm">
          <text:p text:style-name="P1"><text:line-break/><text:line-break/></text:p>
          <text:p text:style-name="P1"><text:span text:style-name="T2">Hash</text:span><text:span text:style-name="T2"><text:line-break/></text:span><text:span text:style-name="T2">Function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4cm" svg:height="3.2cm" svg:x="9.4cm" svg:y="5.9cm">
          <text:p text:style-name="P1"><text:span text:style-name="T1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cm" svg:height="3.2cm" svg:x="9.401cm" svg:y="5.901cm">
          <text:p text:style-name="P1"><text:span text:style-name="T3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draw:layer="layout" svg:width="1.8cm" svg:height="1.8cm" svg:x="12.8cm" svg:y="6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4cm" svg:height="3.2cm" svg:x="23.6cm" svg:y="5.9cm">
          <text:p text:style-name="P1"><text:span text:style-name="T4">Enc.</text:span><text:span text:style-name="T4"><text:line-break/></text:span><text:span text:style-name="T4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6" draw:layer="layout" svg:width="3.445cm" svg:height="1.8cm" svg:x="15.4cm" svg:y="6.5cm">
          <draw:image xlink:href="Pictures/10000901000015F000000B77E0595263AC1DDC4E.svg" xlink:type="simple" xlink:show="embed" xlink:actuate="onLoad">
            <text:p text:style-name="P1"><text:line-break/><text:line-break/><text:line-break/>Private Key</text:p>
          </draw:image>
          <draw:image xlink:href="Pictures/10000201000000D40000006FDD78A99758373C5A.png" xlink:type="simple" xlink:show="embed" xlink:actuate="onLoad"/>
        </draw:frame>
        <draw:path draw:style-name="gr7" draw:text-style-name="P3" draw:layer="layout" svg:width="2.399cm" svg:height="1.199cm" svg:x="20cm" svg:y="6.9cm" svg:viewBox="0 0 2400 1200" svg:d="M0 400v-400h2400v400zM0 1200v-400h2400v400z">
          <text:p/>
        </draw:path>
        <draw:custom-shape draw:style-name="gr1" draw:text-style-name="P2" draw:layer="layout" svg:width="2.4cm" svg:height="3.2cm" svg:x="5.955cm" svg:y="11.5cm">
          <text:p text:style-name="P1"><text:span text:style-name="T1">Plain</text:span><text:span text:style-name="T1"><text:line-break/></text:span><text:span text:style-name="T1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2.4cm" svg:height="3.2cm" svg:x="11.4cm" svg:y="11.5cm">
          <text:p text:style-name="P1"><text:span text:style-name="T4">Enc.</text:span><text:span text:style-name="T4"><text:line-break/></text:span><text:span text:style-name="T4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7" draw:text-style-name="P3" draw:layer="layout" svg:width="2.399cm" svg:height="1.199cm" svg:x="14.6cm" svg:y="12.5cm" svg:viewBox="0 0 2400 1200" svg:d="M0 400v-400h2400v400zM0 1200v-400h2400v400z">
          <text:p/>
        </draw:path>
        <draw:custom-shape draw:style-name="gr5" draw:text-style-name="P5" draw:layer="layout" svg:width="2.4cm" svg:height="3.2cm" svg:x="18cm" svg:y="11.5cm">
          <text:p text:style-name="P1"><text:span text:style-name="T4">Digitally</text:span><text:span text:style-name="T4"><text:line-break/></text:span><text:span text:style-name="T4">Sign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draw:layer="layout" svg:width="1.8cm" svg:height="1.8cm" svg:x="9cm" svg:y="12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0:08:02.425351859</meta:creation-date>
    <dc:date>2018-03-23T11:13:16.761937158</dc:date>
    <meta:editing-duration>PT43M46S</meta:editing-duration>
    <meta:editing-cycles>7</meta:editing-cycles>
    <meta:generator>LibreOffice/5.1.6.2$Linux_X86_64 LibreOffice_project/10m0$Build-2</meta:generator>
    <meta:document-statistic meta:object-count="13"/>
  </office:meta>
</office:document-meta>
</file>